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3" draw:style-name="gr1" draw:text-style-name="P2" xml:id="id7" draw:id="id7" draw:layer="layout" svg:width="3.772cm" svg:height="1.577cm" svg:x="3.126cm" svg:y="2.967cm">
          <text:p text:style-name="P1"><text:span text:style-name="T1">Prod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9" draw:style-name="gr1" draw:text-style-name="P2" draw:layer="layout" svg:width="5.696cm" svg:height="2.083cm" svg:x="10.169cm" svg:y="2.712cm">
          <text:p text:style-name="P1"><text:span text:style-name="T1">ingredient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11" draw:style-name="gr1" draw:text-style-name="P2" xml:id="id5" draw:id="id5" draw:layer="layout" svg:width="3.772cm" svg:height="1.285cm" svg:x="17.972cm" svg:y="3.143cm">
          <text:p text:style-name="P1"><text:span text:style-name="T1">Reci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2" draw:text-style-name="P3" draw:layer="layout" svg:x1="6.899cm" svg:y1="3.755cm" svg:x2="10.169cm" svg:y2="3.753cm">
          <text:p/>
        </draw:line>
        <draw:line draw:name="Straight Connector 16" draw:style-name="gr2" draw:text-style-name="P3" draw:layer="layout" svg:x1="15.865cm" svg:y1="3.753cm" svg:x2="17.971cm" svg:y2="3.786cm">
          <text:p/>
        </draw:line>
        <draw:custom-shape draw:name="Rectangle 30" draw:style-name="gr1" draw:text-style-name="P2" xml:id="id1" draw:id="id1" draw:layer="layout" svg:width="3.772cm" svg:height="1.577cm" svg:x="3.12cm" svg:y="11.316cm">
          <text:p text:style-name="P1"><text:span text:style-name="T1">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32" draw:style-name="gr1" draw:text-style-name="P2" xml:id="id6" draw:id="id6" draw:layer="layout" svg:width="5.696cm" svg:height="2.083cm" svg:x="2.189cm" svg:y="7.135cm">
          <text:p text:style-name="P1"><text:span text:style-name="T1">ProductAvailability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Diamond 39" draw:style-name="gr1" draw:text-style-name="P2" xml:id="id2" draw:id="id2" draw:layer="layout" svg:width="5.696cm" svg:height="2.083cm" svg:x="9.906cm" svg:y="11.176cm">
          <text:p text:style-name="P1"><text:span text:style-name="T1">ToolAvailability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40" draw:style-name="gr3" draw:text-style-name="P4" xml:id="id3" draw:id="id3" draw:layer="layout" svg:width="3.772cm" svg:height="1.577cm" svg:x="18.58cm" svg:y="11.43cm">
          <text:p text:style-name="P1"><text:span text:style-name="T1">T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47" draw:style-name="gr1" draw:text-style-name="P2" xml:id="id4" draw:id="id4" draw:layer="layout" svg:width="5.696cm" svg:height="2.083cm" svg:x="17.78cm" svg:y="7.112cm">
          <text:p text:style-name="P1"><text:span text:style-name="T1">Tool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style-name="gr4" draw:text-style-name="P5" draw:layer="layout" svg:x1="6.892cm" svg:y1="12.104cm" svg:x2="9.906cm" svg:y2="12.217cm" draw:start-shape="id1" draw:start-glue-point="1" draw:end-shape="id2" svg:d="M6892 12104h1491v113h1523" svg:viewBox="0 0 3015 114">
          <text:p/>
        </draw:connector>
        <draw:connector draw:style-name="gr4" draw:text-style-name="P5" draw:layer="layout" svg:x1="15.602cm" svg:y1="12.217cm" svg:x2="18.58cm" svg:y2="12.218cm" draw:start-shape="id2" draw:start-glue-point="1" draw:end-shape="id3" draw:end-glue-point="3" svg:d="M15602 12217h1506v1h1472" svg:viewBox="0 0 2979 2">
          <text:p/>
        </draw:connector>
        <draw:connector draw:style-name="gr4" draw:text-style-name="P5" draw:layer="layout" svg:x1="20.628cm" svg:y1="9.195cm" svg:x2="20.466cm" svg:y2="11.43cm" draw:start-shape="id4" draw:start-glue-point="2" draw:end-shape="id3" draw:end-glue-point="0" svg:d="M20628 9195v1118h-162v1117" svg:viewBox="0 0 163 2236">
          <text:p/>
        </draw:connector>
        <draw:connector draw:style-name="gr4" draw:text-style-name="P5" draw:layer="layout" svg:x1="19.858cm" svg:y1="4.428cm" svg:x2="20.628cm" svg:y2="7.112cm" draw:start-shape="id5" draw:start-glue-point="2" draw:end-shape="id4" draw:end-glue-point="0" svg:d="M19858 4428v1341h770v1343" svg:viewBox="0 0 771 2685">
          <text:p/>
        </draw:connector>
        <draw:connector draw:style-name="gr4" draw:text-style-name="P5" draw:layer="layout" svg:x1="5.006cm" svg:y1="11.316cm" svg:x2="5.037cm" svg:y2="9.218cm" draw:start-shape="id1" draw:start-glue-point="0" draw:end-shape="id6" draw:end-glue-point="2" svg:d="M5006 11316v-1049h31v-1049" svg:viewBox="0 0 32 2099">
          <text:p/>
        </draw:connector>
        <draw:connector draw:style-name="gr4" draw:text-style-name="P5" draw:layer="layout" svg:x1="5.037cm" svg:y1="7.135cm" svg:x2="5.012cm" svg:y2="4.544cm" draw:start-shape="id6" draw:start-glue-point="0" draw:end-shape="id7" draw:end-glue-point="2" svg:d="M5037 7135v-1296h-25v-1295" svg:viewBox="0 0 26 2592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1-03">1/3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mmy</meta:initial-creator>
    <meta:editing-cycles>7</meta:editing-cycles>
    <meta:creation-date>2014-12-29T11:24:53</meta:creation-date>
    <dc:date>2015-01-03T17:57:57.232275458</dc:date>
    <meta:editing-duration>PT11M35S</meta:editing-duration>
    <meta:generator>LibreOffice/4.2.7.2$Linux_x86 LibreOffice_project/420m0$Build-2</meta:generator>
    <meta:document-statistic meta:object-count="3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